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75"/>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75"/>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75"/>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75"/>
    </style:style>
    <style:style style:name="ce205" style:family="table-cell" style:parent-style-name="Default" style:data-style-name="N0">
      <style:table-cell-properties style:vertical-align="automatic" fo:wrap-option="wrap"/>
      <style:map style:condition="of:cell-content()=&quot;AC&quot;" style:apply-style-name="cf75"/>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75"/>
    </style:style>
    <style:style style:name="ce208" style:family="table-cell">
      <style:map style:condition="of:cell-content()=&quot;AC&quot;" style:apply-style-name="cf75"/>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10" style:family="table-cell" style:parent-style-name="Default" style:data-style-name="N0">
      <style:table-cell-properties style:vertical-align="automatic" fo:wrap-option="wrap"/>
      <style:map style:condition="of:cell-content()=&quot;No&quot;" style:apply-style-name="cf76"/>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75"/>
    </style:style>
    <style:style style:name="ce213" style:family="table-cell" style:parent-style-name="Default" style:data-style-name="N0">
      <style:table-cell-properties style:vertical-align="automatic" fo:wrap-option="wrap"/>
      <style:map style:condition="of:cell-content()=&quot;AC&quot;" style:apply-style-name="cf75"/>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75"/>
    </style:style>
    <style:style style:name="ce215" style:family="table-cell">
      <style:map style:condition="of:cell-content()=&quot;AC&quot;" style:apply-style-name="cf75"/>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17" style:family="table-cell" style:parent-style-name="Default" style:data-style-name="N0">
      <style:table-cell-properties style:vertical-align="automatic" fo:wrap-option="wrap"/>
      <style:map style:condition="of:cell-content()=&quot;No&quot;" style:apply-style-name="cf76"/>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19" style:family="table-cell" style:parent-style-name="Default" style:data-style-name="N0">
      <style:table-cell-properties style:vertical-align="automatic" fo:wrap-option="wrap"/>
      <style:map style:condition="of:cell-content()=&quot;AC&quot;" style:apply-style-name="cf75"/>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75"/>
    </style:style>
    <style:style style:name="ce221" style:family="table-cell">
      <style:map style:condition="of:cell-content()=&quot;AC&quot;" style:apply-style-name="cf75"/>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23" style:family="table-cell" style:parent-style-name="Default" style:data-style-name="N0">
      <style:table-cell-properties style:vertical-align="automatic" fo:wrap-option="wrap"/>
      <style:map style:condition="of:cell-content()=&quot;No&quot;" style:apply-style-name="cf76"/>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25" style:family="table-cell" style:parent-style-name="Default" style:data-style-name="N0">
      <style:table-cell-properties style:vertical-align="automatic" fo:wrap-option="wrap"/>
      <style:map style:condition="of:cell-content()=&quot;AC&quot;" style:apply-style-name="cf75"/>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75"/>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28" style:family="table-cell" style:parent-style-name="Default" style:data-style-name="N0">
      <style:table-cell-properties style:vertical-align="automatic" fo:wrap-option="wrap"/>
      <style:map style:condition="of:cell-content()=&quot;No&quot;" style:apply-style-name="cf76"/>
    </style:style>
    <style:style style:name="ce229" style:family="table-cell" style:parent-style-name="Default" style:data-style-name="N0">
      <style:table-cell-properties style:vertical-align="automatic" fo:wrap-option="wrap"/>
      <style:map style:condition="of:cell-content()=&quot;AC&quot;" style:apply-style-name="cf75"/>
    </style:style>
    <style:style style:name="ce230" style:family="table-cell" style:parent-style-name="Default" style:data-style-name="N0">
      <style:table-cell-properties style:vertical-align="automatic" fo:wrap-option="wrap"/>
      <style:map style:condition="of:cell-content()=&quot;No&quot;" style:apply-style-name="cf76"/>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33" style:family="table-cell" style:parent-style-name="Default" style:data-style-name="N0">
      <style:table-cell-properties style:vertical-align="automatic" fo:wrap-option="wrap"/>
      <style:map style:condition="of:cell-content()=&quot;AC&quot;" style:apply-style-name="cf75"/>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35" style:family="table-cell" style:parent-style-name="Default" style:data-style-name="N0">
      <style:table-cell-properties style:vertical-align="automatic" fo:wrap-option="wrap"/>
      <style:map style:condition="of:cell-content()=&quot;No&quot;" style:apply-style-name="cf76"/>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38" style:family="table-cell" style:parent-style-name="Default" style:data-style-name="N0">
      <style:table-cell-properties style:vertical-align="automatic" fo:wrap-option="wrap"/>
      <style:map style:condition="of:cell-content()=&quot;No&quot;" style:apply-style-name="cf76"/>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75"/>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75"/>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75"/>
    </style:style>
    <style:style style:name="ce242" style:family="table-cell" style:parent-style-name="Default" style:data-style-name="N0">
      <style:table-cell-properties style:vertical-align="automatic" fo:wrap-option="wrap"/>
      <style:map style:condition="of:cell-content()=&quot;AC&quot;" style:apply-style-name="cf75"/>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75"/>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76"/>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76"/>
    </style:style>
    <style:style style:name="ce246" style:family="table-cell" style:parent-style-name="Default" style:data-style-name="N0">
      <style:table-cell-properties style:vertical-align="automatic" fo:wrap-option="wrap"/>
      <style:map style:condition="of:cell-content()=&quot;No&quot;" style:apply-style-name="cf76"/>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76"/>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76"/>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76"/>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76"/>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0" table:formula="of:=SUM([.E63:.H63])" table:style-name="ce55">
            <text:p>0</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0" table:formula="of:=SUM([.E70:.H70])" table:style-name="ce55">
            <text:p>0</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0" table:formula="of:=SUM([.E106:.H106])"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0" table:formula="of:=SUM([.E107:.H107])" table:style-name="ce55">
            <text:p>0</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0" table:formula="of:=SUM([.E108:.H108])"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0" table:formula="of:=SUM([.E109:.H109])"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0" table:formula="of:=SUM([.E110:.H110])"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0" table:formula="of:=SUM([.E111:.H111])"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0" table:formula="of:=SUM([.E112:.H112])"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0" table:formula="of:=SUM([.E113:.H113])" table:style-name="ce55">
            <text:p>0</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0" table:formula="of:=SUM([.E114:.H114])" table:style-name="ce55">
            <text:p>0</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0" table:formula="of:=SUM([.E115:.H115])" table:style-name="ce55">
            <text:p>0</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0" table:formula="of:=SUM([.E116:.H116])" table:style-name="ce82">
            <text:p>0</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0" table:formula="of:=SUM([.E118:.H118])"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0" table:formula="of:=SUM([.E121:.H121])"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0" table:formula="of:=SUM([.E171:.H171])"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4166666666667in" svg:y="3.6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25in" svg:y="3.6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25in" svg:y="3.816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25in" svg:y="16.3166666666667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25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25in" svg:y="180.325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25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8" style:family="table-cell" style:data-style-name="N0">
      <style:table-cell-properties fo:background-color="#FF0000"/>
    </style:style>
    <style:style style:name="cf9" style:family="table-cell" style:data-style-name="N0">
      <style:table-cell-properties fo:background-color="#FFFF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75" style:family="table-cell">
      <style:table-cell-properties fo:background-color="#FFFF00"/>
      <style:text-properties fo:color="#000000" style:font-family-generic="swiss"/>
    </style:style>
    <style:style style:name="cf76"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430</meta:generator>
    <dc:creator>Mohamed Amr</dc:creator>
    <dc:date>2021-10-17T23:39:34Z</dc:date>
  </office:meta>
</office:document-meta>
</file>